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eliminaries</text:p>
      <text:p text:style-name="P2">Project name: NewJ</text:p>
      <text:p text:style-name="P2"/>
      <text:p text:style-name="Standard">Names: Phoebe Murphy (phm1) and Joe McMahon (jom34)</text:p>
      <text:p text:style-name="Standard"/>
      <text:p text:style-name="Standard">How to run the program: [PUT HOW TO RUN THE PROGRAM HERE]</text:p>
      <text:p text:style-name="Standard"/>
      <text:p text:style-name="P1"><text:span text:style-name="T1">For version control it was suggested by Joe that GitHub should be used, as this would allow for more effective group work. The code was written in the Eclipse IDE.</text:span></text:p>
      <text:p text:style-name="Standard"/>
      <text:p text:style-name="P1">Analysis</text:p>
      <text:p text:style-name="P1"><text:span text:style-name="T1"/></text:p>
      <text:p text:style-name="P1"><text:span text:style-name="T1">It was decided that the project could be split into two separate parts for the purposes of coding: the GUI and the model behind it. Phoebe was given the task of developing the GUI and Joe the task of developing the model that would handle everything else “behind the scenes”.</text:span></text:p>
      <text:p text:style-name="P1"><text:span text:style-name="T1"/></text:p>
      <text:p text:style-name="P1"><text:span text:style-name="T1">The GUI needed a menu bar at the top, a panel for drawing diagrams and a bar on one side with buttons such as “New Class”. It needed to provide an accessible interface for the user to be able to create new classes, create links between classes, add methods and attributes to classes, delete classes and connections between classes, save the project, and export it as java code. The design should be customisable, with the user able to move classes around so the design could have a layout that made sense to them.</text:span></text:p>
      <text:p text:style-name="P1"><text:span text:style-name="T1"/></text:p>
      <text:p text:style-name="P1"><text:span text:style-name="T1">The model needed to take the output from the GUI and use it to generate java code that could then be used in other programs. It needed to create text files with the appropriate code in them. It also needed to save a project that was in progress which could then be loaded again later.[JOE MIGHT NEED TO ADD MORE DETAIL HERE]</text:span></text:p>
      <text:p text:style-name="P1"><text:span text:style-name="T1"/></text:p>
      <text:p text:style-name="P1">Design</text:p>
      <text:p text:style-name="P1"/>
      <text:p text:style-name="P2">[ADD CLASS DIAGRAMS AND CLASS DESCRIPTIONS]</text:p>
      <text:p text:style-name="P1"><text:span text:style-name="T1"/></text:p>
      <text:p text:style-name="P1"><text:span text:style-name="T1"/></text:p>
      <text:p text:style-name="P1"><text:span text:style-name="T1">For the GUI it was decided that the overall look of the program should be neat and tidy, without too many different colours or things going on at once. It was decided to have the basic functionality such as creating new classes in the button panel and any additional functionality out of the way in the menus at the top. The layout chosen for the main frame enclosing all the major elements of the GUI was the border layout. It was decided that as there were only 3 elements to be positioned a simple layout would work best.</text:span></text:p>
      <text:p text:style-name="P1"><text:span text:style-name="T1"/></text:p>
      <text:p text:style-name="P1"><text:span text:style-name="T1">It was decided that the button panel would go to the left of the diagram panel (in the “west” position), as this fits in with the design paradigm of BlueJ and similar programs, so would best prepare new users to more easily move on to programs like BlueJ. Initially the button panel was designed with “New Class”, “New Connection” and “Clear All” buttons. The button panel used a grid layout, to keep all the buttons a sensible uniform size. Using a border layout resulted in buttons that were too big, and the box layout made it difficult to keep the buttons a uniform size, which negatively impacted the look of the program and made it look messy. Later on in the development process “Clear All” was renamed “Delete All” and a “Delete Selected” button was added, so that a single class could be removed without deleting the entire design.</text:span></text:p>
      <text:p text:style-name="P1"><text:span text:style-name="T1"/></text:p>
      <text:p text:style-name="P1"><text:span text:style-name="T1"/></text:p>
      <text:p text:style-name="P1"><text:soft-page-break/><text:span text:style-name="T1"/></text:p>
      <text:p text:style-name="P1"><text:span text:style-name="T1"><text:s/>For the digram panel (in the “center” position), a white background was used, as it was decided that this was less distracting and more neat looking than the gradated background of the BlueJ program. It was decided the rectangles representing the classes (from now on referred to as “class boxes) would also have a white background and that their outline would be a thin black border, with horizontal lines of the same colour and width underneath the title and between the attributes and methods, to give a look similar to a standard UML diagram. Later on in the development process it was decided it would be useful to add functionality so that individual class boxes could be selected. The graphical representation of this was to change the border of the selected class box to orange. The relationships were to be represented with black lines of the same style and width of those used in the class boxes, to give the design consistency. The class boxes were to be dragged around by clicking anywhere inside the box, and it was important that other boxes were not picked up if they were dragged over each other.</text:span></text:p>
      <text:p text:style-name="P1"><text:span text:style-name="T1"/></text:p>
      <text:p text:style-name="P1"><text:span text:style-name="T1">For the menus there was initially just a “file” menu, where the save and load functionality could be accessed. Later it was decided to add a “help” menu, where users could access information on what each button in the button panel did. An “exit” menu option was also added to the file menu. It was also decided to put the functionality for tasks such as adding or removing methods to and from classes and editing relationships in an additional “edit” menu.</text:span></text:p>
      <text:p text:style-name="P1"><text:span text:style-name="T1"/></text:p>
      <text:p text:style-name="P1"><text:span text:style-name="T1">For the basic structure of the model, it was decided there should be a model class, a class class, and classes representing fields, methods and relationships. The class representing classes was named NJClass to avoid confusion, which is how it will be referred to from now on. The field and method classes would inherit from an abstract class that contained their shared functionality, and each type of relationship would be represented in separate classes inheriting from one superclass containing all the functionality shared between the different kinds of relationships.</text:span></text:p>
      <text:p text:style-name="P1"><text:span text:style-name="T1"/></text:p>
      <text:p text:style-name="P1"><text:span text:style-name="T1">The model class would contain an arraylist of the classes, and the related functionality, such as creating new classes, saving the project, and loading previously saved projects into the NewJ program.</text:span></text:p>
      <text:p text:style-name="P1"><text:span text:style-name="T1"/></text:p>
      <text:p text:style-name="P1"><text:span text:style-name="T1">The NJClass class would contain an arraylist of its methods and and fields, as well as other details such as its name and relationships with other classes.</text:span></text:p>
      <text:p text:style-name="P1"><text:span text:style-name="T1"/></text:p>
      <text:p text:style-name="P1"><text:span text:style-name="T1">The field and method classes have similar implementations, both contain a string containing the relevant details.</text:span></text:p>
      <text:p text:style-name="P1"><text:span text:style-name="T1"/></text:p>
      <text:p text:style-name="P1">Implementation</text:p>
      <text:p text:style-name="P2"/>
      <text:p text:style-name="P2"/>
      <text:p text:style-name="P2">The menus were fairly simple to implement. A class extending JMenuBar was used which contained all the code for the separate menus and menu items. An instance of this class and its listener were created and linked in the class representing the frame containing all of the GUI.</text:p>
      <text:p text:style-name="P2"/>
      <text:p text:style-name="P2">The button panel was implemented in a similar manner to the menus. A class containing the code for the buttons and a separate listener class were both witten, and an instance of each was created and linked in the main frame.</text:p>
      <text:p text:style-name="P2"/>
      <text:p text:style-name="P2">The design panel was the most complex GUI item. A design panel and its listener were created in the same manner as the menus and buttons, however the listener implemented both the MouseListener and the MouseMotionListener. It also had associated classes representing the class boxes and the relationships between them. At first the boxes could only be dragged around by their <text:soft-page-break/>top left hand corners, but code was written to allow the user to click anywhere in the box to drag it around. There was a class with the functionality shared between all relationships, and separate classes inheriting from it representing each type of relationship. Code was also written to graphically represent the relationships between classes and dynamically calculate the best route between the classes so that the diagrams would keep their UML look.</text:p>
      <text:p text:style-name="P2"/>
      <text:p text:style-name="P2">It was decided that to save and load the program, the arraylist from the model (containing the NJClass objects) would be saved as an xml document, which could also be read and loaded back into the program. As the NJClass objects contain within them the arraylists of the associated methods and fields, only one xml document per project was needed. [JOE MIGHT NEED TO ADD MORE DETAIL HERE]</text:p>
      <text:p text:style-name="P2"/>
      <text:p text:style-name="P1">Testing</text:p>
      <text:p text:style-name="P1"><text:span text:style-name="T1"/></text:p>
      <text:p text:style-name="P1"><text:span text:style-name="T1"/></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oebe murphy</meta:initial-creator>
    <meta:creation-date>2012-03-08T15:16:08.59</meta:creation-date>
    <dc:date>2012-03-08T23:10:09.41</dc:date>
    <dc:creator>phoebe murphy</dc:creator>
    <meta:editing-duration>PT06H47M44S</meta:editing-duration>
    <meta:editing-cycles>8</meta:editing-cycles>
    <meta:generator>OpenOffice.org/3.2$Win32 OpenOffice.org_project/320m18$Build-9502</meta:generator>
    <meta:document-statistic meta:table-count="0" meta:image-count="0" meta:object-count="0" meta:page-count="3" meta:paragraph-count="25" meta:word-count="1260" meta:character-count="7184"/>
  </office:meta>
</office:document-meta>
</file>